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8620" officeooo:paragraph-rsid="001b8620"/>
    </style:style>
    <style:style style:name="P2" style:family="paragraph" style:parent-style-name="Standard">
      <style:text-properties fo:font-size="20pt" officeooo:rsid="001b8620" officeooo:paragraph-rsid="001b8620" style:font-size-asian="20pt" style:font-size-complex="20pt"/>
    </style:style>
    <style:style style:name="P3" style:family="paragraph" style:parent-style-name="Standard">
      <style:text-properties officeooo:rsid="001d6211" officeooo:paragraph-rsid="001d6211"/>
    </style:style>
    <style:style style:name="P4" style:family="paragraph" style:parent-style-name="Standard">
      <style:text-properties fo:color="#161515" fo:font-weight="bold" officeooo:rsid="001d6211" officeooo:paragraph-rsid="001e1cc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61515" fo:font-weight="bold" officeooo:rsid="001d6211" officeooo:paragraph-rsid="001e8cc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61515" fo:font-weight="normal" officeooo:rsid="001d6211" officeooo:paragraph-rsid="001e1cc6" style:font-weight-asian="normal" style:font-weight-complex="normal"/>
    </style:style>
    <style:style style:name="P7" style:family="paragraph" style:parent-style-name="Standard" style:list-style-name="L1">
      <style:text-properties officeooo:rsid="001b8620" officeooo:paragraph-rsid="001b8620"/>
    </style:style>
    <style:style style:name="P8" style:family="paragraph" style:parent-style-name="Standard">
      <style:text-properties fo:color="#161515" fo:font-weight="normal" officeooo:rsid="001d6211" officeooo:paragraph-rsid="001e1cc6" style:font-weight-asian="normal" style:font-weight-complex="normal"/>
    </style:style>
    <style:style style:name="P9" style:family="paragraph" style:parent-style-name="Standard" style:list-style-name="L2">
      <style:text-properties fo:color="#161515" fo:font-weight="normal" officeooo:rsid="001d6211" officeooo:paragraph-rsid="001e1cc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61515" fo:font-weight="normal" officeooo:rsid="001d6211" officeooo:paragraph-rsid="001e8cc7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161515" fo:font-weight="normal" officeooo:rsid="001d6211" officeooo:paragraph-rsid="001e8cc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61515" fo:font-weight="normal" officeooo:rsid="001f2fbe" officeooo:paragraph-rsid="001f2f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61515" fo:font-weight="normal" officeooo:rsid="002093e1" officeooo:paragraph-rsid="002093e1" style:font-weight-asian="normal" style:font-weight-complex="normal"/>
    </style:style>
    <style:style style:name="P14" style:family="paragraph" style:parent-style-name="Standard">
      <style:text-properties fo:font-size="20pt" officeooo:rsid="001b8620" officeooo:paragraph-rsid="001b8620" fo:background-color="#666666" style:font-size-asian="20pt" style:font-size-complex="20pt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161515" fo:font-weight="normal" officeooo:rsid="001f2fbe" officeooo:paragraph-rsid="001f2fbe" style:font-weight-asian="normal" style:font-weight-complex="normal"/>
    </style:style>
    <style:style style:name="P16" style:family="paragraph">
      <style:paragraph-properties fo:text-align="center"/>
    </style:style>
    <style:style style:name="T1" style:family="text">
      <style:text-properties officeooo:rsid="001cd5f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93e1" style:font-weight-asian="bold" style:font-weight-complex="bold"/>
    </style:style>
    <style:style style:name="T5" style:family="text">
      <style:text-properties fo:font-weight="bold" officeooo:rsid="0020bc0e" style:font-weight-asian="bold" style:font-weight-complex="bold"/>
    </style:style>
    <style:style style:name="T6" style:family="text">
      <style:text-properties officeooo:rsid="002093e1"/>
    </style:style>
    <style:style style:name="T7" style:family="text">
      <style:text-properties officeooo:rsid="0020bc0e"/>
    </style:style>
    <style:style style:name="T8" style:family="text">
      <style:text-properties officeooo:rsid="0025cf1e"/>
    </style:style>
    <style:style style:name="T9" style:family="text">
      <style:text-properties officeooo:rsid="0028784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ENSAMENTO <text:s/>COMPUTACIONAL</text:p>
      <text:p text:style-name="P2"/>
      <text:list xml:id="list1329011304001300908" text:style-name="L1">
        <text:list-item>
          <text:p text:style-name="P7">COMO CRIAR UMA PAGINA NA WEB.</text:p>
        </text:list-item>
      </text:list>
      <text:p text:style-name="P1"/>
      <text:p text:style-name="P1">O tamanho da fonte geralmente é dividida por vários pixels, por isso é importante <text:span text:style-name="T1">prestar atenção quando se for dar espaço, para que os comandos deem certo, ou acabe por engano dando </text:span></text:p>
      <text:p text:style-name="P3">indiferença.</text:p>
      <text:p text:style-name="P3">Para se marcar algo de mais importância, colocar o comando “strong” para se deixar o texto em negrito destacado.</text:p>
      <text:p text:style-name="P3"/>
      <text:p text:style-name="P3"/>
      <text:p text:style-name="P4">Para fazer parte do texto ficar como um paragrafo, usar esse comando &lt; texto &gt;, <text:span text:style-name="T2">e marcar </text:span></text:p>
      <text:p text:style-name="P8">“ top time” para <text:s/>maiuscula. <text:s/></text:p>
      <text:p text:style-name="P8"/>
      <text:p text:style-name="P4">COMANDOS NECESSARIOS </text:p>
      <text:p text:style-name="P4"/>
      <text:list xml:id="list389425218532046476" text:style-name="L2">
        <text:list-item>
          <text:p text:style-name="P9">TAG= &lt;TAG&gt;</text:p>
        </text:list-item>
        <text:list-item>
          <text:p text:style-name="P9">Titulo= &lt;HI&gt;</text:p>
        </text:list-item>
        <text:list-item>
          <text:p text:style-name="P9">paragrafo= &lt;PI&gt;</text:p>
        </text:list-item>
      </text:list>
      <text:p text:style-name="P6"/>
      <text:p text:style-name="P5">OBJETIVO</text:p>
      <text:p text:style-name="P10"/>
      <text:p text:style-name="P10">Aprender oque é HTML e CSS</text:p>
      <text:p text:style-name="P10"/>
      <text:list xml:id="list1369276116087336772" text:style-name="L3">
        <text:list-item>
          <text:p text:style-name="P11">Criar uma pagina na WEB </text:p>
        </text:list-item>
        <text:list-item>
          <text:p text:style-name="P11">Entender a estrutura de um arquivo HTML </text:p>
        </text:list-item>
      </text:list>
      <text:p text:style-name="P10"/>
      <text:p text:style-name="P12">Nesta aula trabalharemos com texto, primeiro passo , texto base, foi dada 3 formas, para o primeiro <text:s/>titulo da base chamaremos de h1.</text:p>
      <text:p text:style-name="P12"/>
      <text:p text:style-name="P12">AULA 2- <text:span text:style-name="T3">continuação HTML / CSS3</text:span></text:p>
      <text:p text:style-name="P12"><draw:polyline text:anchor-type="paragraph" draw:z-index="0" draw:name="Forma1" draw:style-name="gr1" draw:text-style-name="P16" svg:width="0.962cm" svg:height="0.665cm" draw:transform="rotate (-1.53501707712901) translate (1.24030959343842cm 0.0537976644311305cm)" svg:viewBox="0 0 963 666" draw:points="0,666 741,666 752,375 328,386 633,0 963,382"><text:p/></draw:polyline><text:span text:style-name="T3"> <text:s text:c="9"/></text:span></text:p>
      <text:p text:style-name="P12"><text:span text:style-name="T3"><text:s text:c="13"/></text:span><text:span text:style-name="T4">Objetivo: </text:span><text:span text:style-name="T6">Dar continuidade á programação de uma pagina.</text:span></text:p>
      <text:p text:style-name="P12"/>
      <text:p text:style-name="P13">RESUMINDO AGENTE MARCOU A BARBEARIA ALURA, <text:span text:style-name="T9">S</text:span></text:p>
      <text:p text:style-name="P13"><text:s/>FAZER REFERENCIA PARA O <text:span text:style-name="T5">CSL.</text:span></text:p>
      <text:p text:style-name="P15"><text:span text:style-name="T3"><text:s text:c="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8T08:16:54.726893417</meta:creation-date>
    <dc:date>2022-08-09T09:53:16.356669261</dc:date>
    <meta:editing-duration>PT20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64" meta:character-count="979" meta:non-whitespace-character-count="788"/>
  </office:meta>
</office:document-meta>
</file>